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81e1" officeooo:paragraph-rsid="000881e1" style:font-weight-asian="bold" style:font-weight-complex="bold"/>
    </style:style>
    <style:style style:name="P2" style:family="paragraph" style:parent-style-name="Standard">
      <style:paragraph-properties fo:line-height="200%"/>
      <style:text-properties fo:font-size="13pt" style:text-underline-style="none" fo:font-weight="normal" officeooo:rsid="000881e1" officeooo:paragraph-rsid="000881e1" style:font-size-asian="13pt" style:font-weight-asian="normal" style:font-size-complex="13pt" style:font-weight-complex="normal"/>
    </style:style>
    <style:style style:name="P3" style:family="paragraph" style:parent-style-name="Standard">
      <style:paragraph-properties fo:line-height="200%"/>
      <style:text-properties fo:font-size="13pt" style:text-underline-style="none" fo:font-weight="normal" officeooo:rsid="0009067a" officeooo:paragraph-rsid="0009067a" style:font-size-asian="13pt" style:font-weight-asian="normal" style:font-size-complex="13pt" style:font-weight-complex="normal"/>
    </style:style>
    <style:style style:name="T1" style:family="text">
      <style:text-properties officeooo:rsid="0009067a"/>
    </style:style>
    <style:style style:name="T2" style:family="text">
      <style:text-properties officeooo:rsid="000b8343"/>
    </style:style>
    <style:style style:name="T3" style:family="text">
      <style:text-properties officeooo:rsid="000ca6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Report – Jack Williams</text:p>
      <text:p text:style-name="P1"/>
      <text:p text:style-name="P2">Each member of the group contributed significantly to the overall product, and therefore I am happy to agree with the equal weightings. However, our group was reduced to 5 members following disagreements with one particular member in November 2015, therefore individual workloads were <text:span text:style-name="T2">required to be </text:span>increased to counter this problem; something that was achieved successfully. <text:span text:style-name="T3">In addition, the group has not heard from one further member since December, and we believe he has left the course for personal reasons.</text:span></text:p>
      <text:p text:style-name="P2"/>
      <text:p text:style-name="P2">My contributions to the project included initial brainstorming of <text:span text:style-name="T1">concepts and ideas, design and development of the logic side of the game, organisation of team meetings, creation of graphical sprites and general debugging. Almost all of the contributions I made to the group were achieved during pair-programming sessions with various members of the team; initially with Liam during design of the State Machine and Module design and writing the game logic, and more recently with Alex during rendering of sprites and backgrounds. Individual work included the creation of the graphical sprites used as the hero and enemies, which were all open-sourced and edited by myself.</text:span></text:p>
      <text:p text:style-name="P2"/>
      <text:p text:style-name="P3">Although being used to working in teams from my undergraduate studies, this was the first opportunity to design and collaborate on a working software product over a significant time-frame; an opportunity I was very excited to be involved <text:span text:style-name="T2">with</text:span>. Although I found it difficult at first due to my lack of experience in programming, and specifically programming with C and SDL, the project bec<text:span text:style-name="T2">a</text:span>me more enjoyable and satisfying upon successful completion of sections of the software. <text:span text:style-name="T2">A steep learning curve for myself was de-bugging following integration of multiple pieces of code, for example integrating the graphics with the logic </text:span><text:soft-page-break/><text:span text:style-name="T2">parts of the game. This proved to be the most intensive part of the programming, but was achieved successfully. This was minimised by our use of test functions for each module, which greatly increased the efficiency during this process.</text:span></text:p>
      <text:p text:style-name="P3"/>
      <text:p text:style-name="P3">Communication has been a major problem within the group, with consistent disagreements with one member of the group who left in November 2015. From the offset, our progress was hampered, and in general felt the efficiency of our team meetings in terms of content was greatly reduced due to these disagreements. We felt that writing a formal complaint against this member was appropriate in order for the rest of us to continue with the project. However, the project progressed well regardless, due to the communication between the other members, with WhatsApp, FaceBook and face-to-face meetings keeping everyone up to date with developments.</text:p>
      <text:p text:style-name="P3"/>
      <text:p text:style-name="P3">The experience gained from such a group can only be positive in the long run, for example how to effectively deal with disagreements in a diplomatic fashion, and working to multiple deadlines under increased pressure from reduced team members <text:span text:style-name="T2">and other work commitments</text:span>. <text:span text:style-name="T2">Therefore this can be seen as a great opportunity to experience these pressures before working in a career in Computer Science.</text:span> The way our project has been created and written means that I have gained a greater understanding of working in a modular format, keeping code straightforward to read and understand for others who might adapt or change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Williams</meta:initial-creator>
    <meta:creation-date>2016-01-13T11:16:30.992043777</meta:creation-date>
    <dc:date>2016-01-25T15:30:54.456357724</dc:date>
    <dc:creator>Jack Williams</dc:creator>
    <meta:editing-duration>PT59M47S</meta:editing-duration>
    <meta:editing-cycles>5</meta:editing-cycles>
    <meta:generator>LibreOffice/4.3.7.2$Linux_X86_64 LibreOffice_project/430$Build-2</meta:generator>
    <meta:document-statistic meta:table-count="0" meta:image-count="0" meta:object-count="0" meta:page-count="2" meta:paragraph-count="6" meta:word-count="531" meta:character-count="3346" meta:non-whitespace-character-count="2819"/>
  </office:meta>
</office:document-meta>
</file>